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39ef3" officeooo:paragraph-rsid="00039ef3"/>
    </style:style>
    <style:style style:name="P2" style:family="paragraph" style:parent-style-name="Title">
      <style:text-properties officeooo:rsid="00039ef3" officeooo:paragraph-rsid="00039ef3"/>
    </style:style>
    <style:style style:name="P3" style:family="paragraph" style:parent-style-name="Text_20_body">
      <style:text-properties officeooo:rsid="0005f10f" officeooo:paragraph-rsid="0005f10f"/>
    </style:style>
    <style:style style:name="P4" style:family="paragraph" style:parent-style-name="Text_20_body">
      <style:text-properties fo:font-style="italic" officeooo:rsid="0005f10f" officeooo:paragraph-rsid="0005f10f" style:font-style-asian="italic" style:font-style-complex="italic"/>
    </style:style>
    <style:style style:name="P5" style:family="paragraph" style:parent-style-name="Text_20_body">
      <style:text-properties fo:font-style="italic" officeooo:rsid="0007c6cc" officeooo:paragraph-rsid="0007c6cc" style:font-style-asian="italic" style:font-style-complex="italic"/>
    </style:style>
    <style:style style:name="P6" style:family="paragraph" style:parent-style-name="Text_20_body">
      <style:text-properties fo:font-style="italic" officeooo:rsid="00099799" officeooo:paragraph-rsid="00099799" style:font-style-asian="italic" style:font-style-complex="italic"/>
    </style:style>
    <style:style style:name="P7" style:family="paragraph" style:parent-style-name="Text_20_body">
      <style:text-properties fo:font-style="italic" officeooo:rsid="000ab213" officeooo:paragraph-rsid="000ab213" style:font-style-asian="italic" style:font-style-complex="italic"/>
    </style:style>
    <style:style style:name="P8" style:family="paragraph" style:parent-style-name="Text_20_body">
      <style:text-properties fo:font-style="italic" officeooo:rsid="000c4238" officeooo:paragraph-rsid="000dc4e4" style:font-style-asian="italic" style:font-style-complex="italic"/>
    </style:style>
    <style:style style:name="P9" style:family="paragraph" style:parent-style-name="Text_20_body">
      <style:text-properties fo:font-style="italic" officeooo:rsid="000dc4e4" officeooo:paragraph-rsid="000dc4e4" style:font-style-asian="italic" style:font-style-complex="italic"/>
    </style:style>
    <style:style style:name="P10" style:family="paragraph" style:parent-style-name="Text_20_body">
      <style:text-properties fo:font-style="italic" officeooo:rsid="000f1c13" officeooo:paragraph-rsid="000f1c13" style:font-style-asian="italic" style:font-style-complex="italic"/>
    </style:style>
    <style:style style:name="P11" style:family="paragraph" style:parent-style-name="Text_20_body">
      <style:text-properties fo:font-style="italic" officeooo:rsid="001ea775" officeooo:paragraph-rsid="001ea775" style:font-style-asian="italic" style:font-style-complex="italic"/>
    </style:style>
    <style:style style:name="P12" style:family="paragraph" style:parent-style-name="Text_20_body">
      <style:text-properties fo:font-style="italic" officeooo:rsid="001ea775" officeooo:paragraph-rsid="00218a5b" style:font-style-asian="italic" style:font-style-complex="italic"/>
    </style:style>
    <style:style style:name="P13" style:family="paragraph" style:parent-style-name="Text_20_body">
      <style:text-properties fo:font-style="italic" officeooo:rsid="0026b714" officeooo:paragraph-rsid="0026b714" style:font-style-asian="italic" style:font-style-complex="italic"/>
    </style:style>
    <style:style style:name="P14" style:family="paragraph" style:parent-style-name="Text_20_body">
      <style:text-properties fo:font-style="italic" officeooo:rsid="00346742" officeooo:paragraph-rsid="00346742" style:font-style-asian="italic" style:font-style-complex="italic"/>
    </style:style>
    <style:style style:name="P15" style:family="paragraph" style:parent-style-name="Text_20_body">
      <style:text-properties fo:font-style="italic" officeooo:rsid="00346742" officeooo:paragraph-rsid="003abab6" style:font-style-asian="italic" style:font-style-complex="italic"/>
    </style:style>
    <style:style style:name="P16" style:family="paragraph" style:parent-style-name="Text_20_body">
      <style:text-properties fo:font-style="italic" officeooo:rsid="0034fa82" officeooo:paragraph-rsid="0034fa82" style:font-style-asian="italic" style:font-style-complex="italic"/>
    </style:style>
    <style:style style:name="P17" style:family="paragraph" style:parent-style-name="Text_20_body">
      <style:text-properties fo:font-style="italic" officeooo:rsid="0037fdda" officeooo:paragraph-rsid="0037fdda" style:font-style-asian="italic" style:font-style-complex="italic"/>
    </style:style>
    <style:style style:name="P18" style:family="paragraph" style:parent-style-name="Text_20_body">
      <style:text-properties fo:font-style="italic" officeooo:rsid="001f98f5" officeooo:paragraph-rsid="001f98f5" style:font-style-asian="italic" style:font-style-complex="italic"/>
    </style:style>
    <style:style style:name="P19" style:family="paragraph" style:parent-style-name="Text_20_body">
      <style:text-properties fo:font-style="italic" officeooo:rsid="003b1c9d" officeooo:paragraph-rsid="003b1c9d" style:font-style-asian="italic" style:font-style-complex="italic"/>
    </style:style>
    <style:style style:name="P20" style:family="paragraph" style:parent-style-name="Text_20_body">
      <style:text-properties fo:font-style="italic" officeooo:rsid="003b702f" officeooo:paragraph-rsid="003b702f" style:font-style-asian="italic" style:font-style-complex="italic"/>
    </style:style>
    <style:style style:name="P21" style:family="paragraph" style:parent-style-name="Text_20_body">
      <style:text-properties fo:font-style="normal" officeooo:rsid="0007c6cc" officeooo:paragraph-rsid="0007c6cc" style:font-style-asian="normal" style:font-style-complex="normal"/>
    </style:style>
    <style:style style:name="P22" style:family="paragraph" style:parent-style-name="Text_20_body">
      <style:text-properties fo:font-style="normal" officeooo:rsid="0005f10f" officeooo:paragraph-rsid="0005f10f" style:font-style-asian="normal" style:font-style-complex="normal"/>
    </style:style>
    <style:style style:name="P23" style:family="paragraph" style:parent-style-name="Text_20_body">
      <style:text-properties fo:font-style="normal" officeooo:rsid="00099799" officeooo:paragraph-rsid="00099799" style:font-style-asian="normal" style:font-style-complex="normal"/>
    </style:style>
    <style:style style:name="P24" style:family="paragraph" style:parent-style-name="Text_20_body">
      <style:text-properties fo:font-style="normal" officeooo:rsid="000ab213" officeooo:paragraph-rsid="000ab213" style:font-style-asian="normal" style:font-style-complex="normal"/>
    </style:style>
    <style:style style:name="P25" style:family="paragraph" style:parent-style-name="Text_20_body">
      <style:text-properties fo:font-style="normal" officeooo:rsid="000c4238" officeooo:paragraph-rsid="000c4238" style:font-style-asian="normal" style:font-style-complex="normal"/>
    </style:style>
    <style:style style:name="P26" style:family="paragraph" style:parent-style-name="Text_20_body">
      <style:text-properties fo:font-style="normal" officeooo:rsid="000c4238" officeooo:paragraph-rsid="000dc4e4" style:font-style-asian="normal" style:font-style-complex="normal"/>
    </style:style>
    <style:style style:name="P27" style:family="paragraph" style:parent-style-name="Text_20_body">
      <style:text-properties fo:font-style="normal" officeooo:rsid="000f1c13" officeooo:paragraph-rsid="000f1c13" style:font-style-asian="normal" style:font-style-complex="normal"/>
    </style:style>
    <style:style style:name="P28" style:family="paragraph" style:parent-style-name="Text_20_body">
      <style:text-properties fo:font-style="normal" officeooo:rsid="000f1c13" officeooo:paragraph-rsid="0037fdda" style:font-style-asian="normal" style:font-style-complex="normal"/>
    </style:style>
    <style:style style:name="P29" style:family="paragraph" style:parent-style-name="Text_20_body">
      <style:text-properties fo:font-style="normal" officeooo:rsid="000f1c13" officeooo:paragraph-rsid="00399258" style:font-style-asian="normal" style:font-style-complex="normal"/>
    </style:style>
    <style:style style:name="P30" style:family="paragraph" style:parent-style-name="Text_20_body">
      <style:text-properties fo:font-style="normal" officeooo:rsid="000dc4e4" officeooo:paragraph-rsid="000dc4e4" style:font-style-asian="normal" style:font-style-complex="normal"/>
    </style:style>
    <style:style style:name="P31" style:family="paragraph" style:parent-style-name="Text_20_body">
      <style:text-properties fo:font-style="normal" officeooo:rsid="00218a5b" officeooo:paragraph-rsid="00218a5b" style:font-style-asian="normal" style:font-style-complex="normal"/>
    </style:style>
    <style:style style:name="P32" style:family="paragraph" style:parent-style-name="Text_20_body">
      <style:text-properties fo:font-style="normal" officeooo:rsid="00234352" officeooo:paragraph-rsid="00234352" style:font-style-asian="normal" style:font-style-complex="normal"/>
    </style:style>
    <style:style style:name="P33" style:family="paragraph" style:parent-style-name="Text_20_body">
      <style:text-properties fo:font-style="normal" officeooo:rsid="001ea775" officeooo:paragraph-rsid="001ea775" style:font-style-asian="normal" style:font-style-complex="normal"/>
    </style:style>
    <style:style style:name="P34" style:family="paragraph" style:parent-style-name="Text_20_body">
      <style:text-properties fo:font-style="normal" officeooo:rsid="001ea775" officeooo:paragraph-rsid="00218a5b" style:font-style-asian="normal" style:font-style-complex="normal"/>
    </style:style>
    <style:style style:name="P35" style:family="paragraph" style:parent-style-name="Text_20_body">
      <style:text-properties fo:font-style="normal" officeooo:rsid="00328931" officeooo:paragraph-rsid="00328931" style:font-style-asian="normal" style:font-style-complex="normal"/>
    </style:style>
    <style:style style:name="P36" style:family="paragraph" style:parent-style-name="Text_20_body">
      <style:text-properties fo:font-style="normal" officeooo:rsid="001f98f5" officeooo:paragraph-rsid="001ea775" style:font-style-asian="normal" style:font-style-complex="normal"/>
    </style:style>
    <style:style style:name="P37" style:family="paragraph" style:parent-style-name="Text_20_body">
      <style:text-properties officeooo:paragraph-rsid="000ab213"/>
    </style:style>
    <style:style style:name="P38" style:family="paragraph" style:parent-style-name="Text_20_body">
      <style:text-properties officeooo:rsid="00141fe4" officeooo:paragraph-rsid="00141fe4"/>
    </style:style>
    <style:style style:name="P39" style:family="paragraph" style:parent-style-name="Text_20_body">
      <style:text-properties officeooo:rsid="0017d591" officeooo:paragraph-rsid="0017d591"/>
    </style:style>
    <style:style style:name="P40" style:family="paragraph" style:parent-style-name="Text_20_body">
      <style:text-properties officeooo:rsid="0018861a" officeooo:paragraph-rsid="0018861a"/>
    </style:style>
    <style:style style:name="P41" style:family="paragraph" style:parent-style-name="Text_20_body">
      <style:text-properties officeooo:rsid="0018c576" officeooo:paragraph-rsid="0018c576"/>
    </style:style>
    <style:style style:name="P42" style:family="paragraph" style:parent-style-name="Text_20_body">
      <style:text-properties officeooo:rsid="00199fac" officeooo:paragraph-rsid="00199fac"/>
    </style:style>
    <style:style style:name="P43" style:family="paragraph" style:parent-style-name="Text_20_body">
      <style:text-properties officeooo:rsid="0019e1ca" officeooo:paragraph-rsid="0019e1ca"/>
    </style:style>
    <style:style style:name="P44" style:family="paragraph" style:parent-style-name="Text_20_body">
      <style:text-properties officeooo:rsid="00422143" officeooo:paragraph-rsid="00422143"/>
    </style:style>
    <style:style style:name="P45" style:family="paragraph" style:parent-style-name="Text_20_body">
      <style:text-properties officeooo:rsid="0027c3c2" officeooo:paragraph-rsid="0027c3c2"/>
    </style:style>
    <style:style style:name="P46" style:family="paragraph" style:parent-style-name="Text_20_body">
      <style:text-properties officeooo:rsid="00160175" officeooo:paragraph-rsid="0027c3c2"/>
    </style:style>
    <style:style style:name="P47" style:family="paragraph" style:parent-style-name="Text_20_body">
      <style:text-properties officeooo:rsid="00292b0f" officeooo:paragraph-rsid="00292b0f"/>
    </style:style>
    <style:style style:name="P48" style:family="paragraph" style:parent-style-name="Text_20_body">
      <style:text-properties officeooo:rsid="004357fb" officeooo:paragraph-rsid="004357fb"/>
    </style:style>
    <style:style style:name="P49" style:family="paragraph" style:parent-style-name="Text_20_body">
      <style:text-properties officeooo:rsid="0044da31" officeooo:paragraph-rsid="0044da31"/>
    </style:style>
    <style:style style:name="P50" style:family="paragraph" style:parent-style-name="Text_20_body">
      <style:text-properties officeooo:rsid="0046c852" officeooo:paragraph-rsid="0046c852"/>
    </style:style>
    <style:style style:name="P51" style:family="paragraph" style:parent-style-name="Text_20_body">
      <style:text-properties officeooo:rsid="0048b9c3" officeooo:paragraph-rsid="0048b9c3"/>
    </style:style>
    <style:style style:name="P52" style:family="paragraph" style:parent-style-name="Text_20_body">
      <style:text-properties officeooo:rsid="004a3fba" officeooo:paragraph-rsid="004a3fba"/>
    </style:style>
    <style:style style:name="P53" style:family="paragraph" style:parent-style-name="Text_20_body">
      <style:text-properties officeooo:rsid="004b99f4" officeooo:paragraph-rsid="004b99f4"/>
    </style:style>
    <style:style style:name="P54" style:family="paragraph" style:parent-style-name="Text_20_body">
      <style:text-properties officeooo:rsid="004bf479" officeooo:paragraph-rsid="004bf479"/>
    </style:style>
    <style:style style:name="P55" style:family="paragraph" style:parent-style-name="Text_20_body">
      <style:text-properties officeooo:rsid="00511765" officeooo:paragraph-rsid="00511765"/>
    </style:style>
    <style:style style:name="P56" style:family="paragraph" style:parent-style-name="Text_20_body">
      <style:text-properties officeooo:rsid="005a4c4a" officeooo:paragraph-rsid="005a4c4a"/>
    </style:style>
    <style:style style:name="P57" style:family="paragraph" style:parent-style-name="Text_20_body">
      <style:text-properties officeooo:rsid="00651cae" officeooo:paragraph-rsid="00651cae"/>
    </style:style>
    <style:style style:name="P58" style:family="paragraph" style:parent-style-name="Text_20_body">
      <style:text-properties officeooo:rsid="00651cae" officeooo:paragraph-rsid="0066b4f3"/>
    </style:style>
    <style:style style:name="P59" style:family="paragraph" style:parent-style-name="Text_20_body">
      <style:text-properties officeooo:rsid="006e403f" officeooo:paragraph-rsid="006e403f"/>
    </style:style>
    <style:style style:name="P60" style:family="paragraph" style:parent-style-name="Text_20_body">
      <style:text-properties officeooo:rsid="0071e021" officeooo:paragraph-rsid="0071e021"/>
    </style:style>
    <style:style style:name="P61" style:family="paragraph" style:parent-style-name="Text_20_body">
      <style:text-properties officeooo:rsid="00044c45" officeooo:paragraph-rsid="0078be59"/>
    </style:style>
    <style:style style:name="P62" style:family="paragraph" style:parent-style-name="Heading_20_1">
      <style:text-properties officeooo:rsid="00039ef3" officeooo:paragraph-rsid="00039ef3"/>
    </style:style>
    <style:style style:name="P63" style:family="paragraph" style:parent-style-name="Heading_20_1">
      <style:paragraph-properties fo:break-before="page"/>
      <style:text-properties officeooo:rsid="00039ef3" officeooo:paragraph-rsid="00039ef3"/>
    </style:style>
    <style:style style:name="P64" style:family="paragraph" style:parent-style-name="Heading_20_1" style:list-style-name="">
      <style:text-properties officeooo:rsid="00044c45" officeooo:paragraph-rsid="00044c45"/>
    </style:style>
    <style:style style:name="P65" style:family="paragraph" style:parent-style-name="Heading_20_1">
      <style:paragraph-properties fo:break-before="page"/>
      <style:text-properties officeooo:rsid="00044c45" officeooo:paragraph-rsid="00044c45"/>
    </style:style>
    <style:style style:name="P66" style:family="paragraph" style:parent-style-name="Heading_20_1">
      <style:paragraph-properties fo:break-before="page"/>
      <style:text-properties officeooo:rsid="00422143" officeooo:paragraph-rsid="00422143"/>
    </style:style>
    <style:style style:name="P67" style:family="paragraph" style:parent-style-name="Heading_20_1" style:list-style-name="">
      <style:paragraph-properties fo:break-before="page"/>
      <style:text-properties officeooo:rsid="00651cae" officeooo:paragraph-rsid="00651cae"/>
    </style:style>
    <style:style style:name="P68" style:family="paragraph" style:parent-style-name="Heading_20_1" style:list-style-name="">
      <style:paragraph-properties fo:break-before="page"/>
      <style:text-properties officeooo:rsid="0064ddb4" officeooo:paragraph-rsid="0064ddb4"/>
    </style:style>
    <style:style style:name="P69" style:family="paragraph" style:parent-style-name="Heading_20_1" style:list-style-name="">
      <style:text-properties officeooo:rsid="00141fe4" officeooo:paragraph-rsid="00141fe4"/>
    </style:style>
    <style:style style:name="P70" style:family="paragraph" style:parent-style-name="Heading_20_1" style:list-style-name="">
      <style:paragraph-properties fo:break-before="page"/>
      <style:text-properties officeooo:rsid="00141fe4" officeooo:paragraph-rsid="00141fe4"/>
    </style:style>
    <style:style style:name="P71" style:family="paragraph" style:parent-style-name="Heading_20_1">
      <style:paragraph-properties fo:break-before="page"/>
      <style:text-properties officeooo:rsid="000ab213" officeooo:paragraph-rsid="000ab213"/>
    </style:style>
    <style:style style:name="P72" style:family="paragraph" style:parent-style-name="Heading_20_1">
      <style:paragraph-properties fo:break-before="page"/>
      <style:text-properties fo:font-style="normal" officeooo:rsid="000f1c13" officeooo:paragraph-rsid="000f1c13" style:font-style-asian="normal" style:font-style-complex="normal"/>
    </style:style>
    <style:style style:name="P73" style:family="paragraph" style:parent-style-name="Text_20_body" style:list-style-name="L1">
      <style:text-properties officeooo:rsid="00651cae" officeooo:paragraph-rsid="0066b4f3"/>
    </style:style>
    <style:style style:name="P74" style:family="paragraph" style:parent-style-name="Text_20_body" style:list-style-name="L2">
      <style:text-properties officeooo:rsid="00651cae" officeooo:paragraph-rsid="00651cae"/>
    </style:style>
    <style:style style:name="P75" style:family="paragraph" style:parent-style-name="Text_20_body" style:list-style-name="L1">
      <style:text-properties officeooo:rsid="006d1c16" officeooo:paragraph-rsid="006d1c16"/>
    </style:style>
    <style:style style:name="P76" style:family="paragraph" style:parent-style-name="Text_20_body" style:list-style-name="L1">
      <style:text-properties officeooo:rsid="006e403f" officeooo:paragraph-rsid="006e403f"/>
    </style:style>
    <style:style style:name="P77" style:family="paragraph" style:parent-style-name="Text_20_body" style:list-style-name="L3">
      <style:text-properties officeooo:rsid="006e403f" officeooo:paragraph-rsid="006e403f"/>
    </style:style>
    <style:style style:name="P78" style:family="paragraph" style:parent-style-name="Text_20_body" style:list-style-name="L2">
      <style:text-properties officeooo:rsid="0066b4f3" officeooo:paragraph-rsid="0066b4f3"/>
    </style:style>
    <style:style style:name="P79" style:family="paragraph" style:parent-style-name="Text_20_body" style:list-style-name="">
      <style:text-properties officeooo:rsid="0064ddb4" officeooo:paragraph-rsid="0064ddb4"/>
    </style:style>
    <style:style style:name="P80" style:family="paragraph" style:parent-style-name="Text_20_body" style:list-style-name="L4">
      <style:text-properties officeooo:rsid="0064ddb4" officeooo:paragraph-rsid="0064ddb4"/>
    </style:style>
    <style:style style:name="P81" style:family="paragraph" style:parent-style-name="Text_20_body" style:list-style-name="L5">
      <style:text-properties officeooo:rsid="00044c45" officeooo:paragraph-rsid="00044c45"/>
    </style:style>
    <style:style style:name="P82" style:family="paragraph" style:parent-style-name="Text_20_body" style:list-style-name="L5">
      <style:text-properties officeooo:rsid="00044c45" officeooo:paragraph-rsid="003df953"/>
    </style:style>
    <style:style style:name="P83" style:family="paragraph" style:parent-style-name="Text_20_body" style:list-style-name="L5">
      <style:text-properties officeooo:rsid="00044c45" officeooo:paragraph-rsid="003f4bf9"/>
    </style:style>
    <style:style style:name="P84" style:family="paragraph" style:parent-style-name="Text_20_body" style:list-style-name="L5">
      <style:text-properties officeooo:rsid="005c5c83" officeooo:paragraph-rsid="005c5c83"/>
    </style:style>
    <style:style style:name="P85" style:family="paragraph" style:parent-style-name="Text_20_body" style:list-style-name="L5">
      <style:text-properties officeooo:rsid="007a917e" officeooo:paragraph-rsid="007a917e"/>
    </style:style>
    <style:style style:name="T1" style:family="text">
      <style:text-properties officeooo:rsid="00044c45"/>
    </style:style>
    <style:style style:name="T2" style:family="text">
      <style:text-properties officeooo:rsid="0004af4c"/>
    </style:style>
    <style:style style:name="T3" style:family="text">
      <style:text-properties fo:font-style="normal" style:font-style-asian="normal" style:font-style-complex="normal"/>
    </style:style>
    <style:style style:name="T4" style:family="text">
      <style:text-properties fo:font-style="normal" officeooo:rsid="0007c6cc" style:font-style-asian="normal" style:font-style-complex="normal"/>
    </style:style>
    <style:style style:name="T5" style:family="text">
      <style:text-properties fo:font-style="normal" officeooo:rsid="00099799" style:font-style-asian="normal" style:font-style-complex="normal"/>
    </style:style>
    <style:style style:name="T6" style:family="text">
      <style:text-properties fo:font-style="normal" officeooo:rsid="000c4238" style:font-style-asian="normal" style:font-style-complex="normal"/>
    </style:style>
    <style:style style:name="T7" style:family="text">
      <style:text-properties fo:font-style="normal" officeooo:rsid="000dc4e4" style:font-style-asian="normal" style:font-style-complex="normal"/>
    </style:style>
    <style:style style:name="T8" style:family="text">
      <style:text-properties fo:font-style="normal" officeooo:rsid="000f1c13" style:font-style-asian="normal" style:font-style-complex="normal"/>
    </style:style>
    <style:style style:name="T9" style:family="text">
      <style:text-properties fo:font-style="normal" officeooo:rsid="001ea775" style:font-style-asian="normal" style:font-style-complex="normal"/>
    </style:style>
    <style:style style:name="T10" style:family="text">
      <style:text-properties fo:font-style="normal" officeooo:rsid="001f98f5" style:font-style-asian="normal" style:font-style-complex="normal"/>
    </style:style>
    <style:style style:name="T11" style:family="text">
      <style:text-properties fo:font-style="normal" officeooo:rsid="00234352" style:font-style-asian="normal" style:font-style-complex="normal"/>
    </style:style>
    <style:style style:name="T12" style:family="text">
      <style:text-properties fo:font-style="normal" officeooo:rsid="0026b714" style:font-style-asian="normal" style:font-style-complex="normal"/>
    </style:style>
    <style:style style:name="T13" style:family="text">
      <style:text-properties fo:font-style="normal" officeooo:rsid="0036acee" style:font-style-asian="normal" style:font-style-complex="normal"/>
    </style:style>
    <style:style style:name="T14" style:family="text">
      <style:text-properties fo:font-style="normal" officeooo:rsid="0037fdda" style:font-style-asian="normal" style:font-style-complex="normal"/>
    </style:style>
    <style:style style:name="T15" style:family="text">
      <style:text-properties fo:font-style="normal" officeooo:rsid="003aa124" style:font-style-asian="normal" style:font-style-complex="normal"/>
    </style:style>
    <style:style style:name="T16" style:family="text">
      <style:text-properties officeooo:rsid="000dc4e4"/>
    </style:style>
    <style:style style:name="T17" style:family="text">
      <style:text-properties officeooo:rsid="00179573"/>
    </style:style>
    <style:style style:name="T18" style:family="text">
      <style:text-properties officeooo:rsid="0017d591"/>
    </style:style>
    <style:style style:name="T19" style:family="text">
      <style:text-properties officeooo:rsid="00186521"/>
    </style:style>
    <style:style style:name="T20" style:family="text">
      <style:text-properties officeooo:rsid="0018861a"/>
    </style:style>
    <style:style style:name="T21" style:family="text">
      <style:text-properties officeooo:rsid="0019e1ca"/>
    </style:style>
    <style:style style:name="T22" style:family="text">
      <style:text-properties officeooo:rsid="001a729e"/>
    </style:style>
    <style:style style:name="T23" style:family="text">
      <style:text-properties fo:font-style="italic" officeooo:rsid="0026b714" style:font-style-asian="italic" style:font-style-complex="italic"/>
    </style:style>
    <style:style style:name="T24" style:family="text">
      <style:text-properties officeooo:rsid="00299fa9"/>
    </style:style>
    <style:style style:name="T25" style:family="text">
      <style:text-properties officeooo:rsid="002b2204"/>
    </style:style>
    <style:style style:name="T26" style:family="text">
      <style:text-properties officeooo:rsid="003abab6"/>
    </style:style>
    <style:style style:name="T27" style:family="text">
      <style:text-properties officeooo:rsid="004074b9"/>
    </style:style>
    <style:style style:name="T28" style:family="text">
      <style:text-properties officeooo:rsid="004075fc"/>
    </style:style>
    <style:style style:name="T29" style:family="text">
      <style:text-properties officeooo:rsid="0043d47e"/>
    </style:style>
    <style:style style:name="T30" style:family="text">
      <style:text-properties officeooo:rsid="0048b9c3"/>
    </style:style>
    <style:style style:name="T31" style:family="text">
      <style:text-properties officeooo:rsid="004bf479"/>
    </style:style>
    <style:style style:name="T32" style:family="text">
      <style:text-properties officeooo:rsid="004cd51e"/>
    </style:style>
    <style:style style:name="T33" style:family="text">
      <style:text-properties officeooo:rsid="004de562"/>
    </style:style>
    <style:style style:name="T34" style:family="text">
      <style:text-properties officeooo:rsid="004f3069"/>
    </style:style>
    <style:style style:name="T35" style:family="text">
      <style:text-properties officeooo:rsid="00530070"/>
    </style:style>
    <style:style style:name="T36" style:family="text">
      <style:text-properties officeooo:rsid="0054c739"/>
    </style:style>
    <style:style style:name="T37" style:family="text">
      <style:text-properties officeooo:rsid="00563994"/>
    </style:style>
    <style:style style:name="T38" style:family="text">
      <style:text-properties officeooo:rsid="0057aee4"/>
    </style:style>
    <style:style style:name="T39" style:family="text">
      <style:text-properties officeooo:rsid="00586c96"/>
    </style:style>
    <style:style style:name="T40" style:family="text">
      <style:text-properties officeooo:rsid="005a4c4a"/>
    </style:style>
    <style:style style:name="T41" style:family="text">
      <style:text-properties officeooo:rsid="005c5c83"/>
    </style:style>
    <style:style style:name="T42" style:family="text">
      <style:text-properties officeooo:rsid="005e239d"/>
    </style:style>
    <style:style style:name="T43" style:family="text">
      <style:text-properties officeooo:rsid="005fbe30"/>
    </style:style>
    <style:style style:name="T44" style:family="text">
      <style:text-properties officeooo:rsid="006162d8"/>
    </style:style>
    <style:style style:name="T45" style:family="text">
      <style:text-properties officeooo:rsid="00651cae"/>
    </style:style>
    <style:style style:name="T46" style:family="text">
      <style:text-properties officeooo:rsid="00667770"/>
    </style:style>
    <style:style style:name="T47" style:family="text">
      <style:text-properties officeooo:rsid="0066b4f3"/>
    </style:style>
    <style:style style:name="T48" style:family="text">
      <style:text-properties officeooo:rsid="0068130b"/>
    </style:style>
    <style:style style:name="T49" style:family="text">
      <style:text-properties officeooo:rsid="006d1c16"/>
    </style:style>
    <style:style style:name="T50" style:family="text">
      <style:text-properties officeooo:rsid="006f98b6"/>
    </style:style>
    <style:style style:name="T51" style:family="text">
      <style:text-properties officeooo:rsid="0071e02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EAM ADVENTURE DOC</text:p>
      <text:h text:style-name="P62" text:outline-level="1">Goal</text:h>
      <text:p text:style-name="P1">To create a game that shares some of my experiences as a trans woman.</text:p>
      <text:h text:style-name="P62" text:outline-level="1">Basic Plot</text:h>
      <text:p text:style-name="P1">Two trans women discover themselves and their love for each other through traveling between worlds via an alien artifact. Kat starts transition and <text:span text:style-name="T1">Rose</text:span> learns herself and her queer love and accepting herself despite outside perceptions of her.</text:p>
      <text:h text:style-name="P64" text:outline-level="1"/>
      <text:h text:style-name="P65" text:outline-level="1">Story</text:h>
      <text:p text:style-name="P61">They both live with parents. Kat moves in the house next to Rose’s. Cops have a barricade up. Rose takes bread and jam to Kat and her dad. Kat answers the door after time and takes the gift, then goes inside. Rose goes back home. She can choose to play a game with her little sister or go to sleep. If she goes to sleep, she sleeps through dinner, otherwise the player sees a scene with her family eating dinner, where she passes out. She wakes up in bad later at night, and goes outside for a walk. She goes to a nearby park with raised sidewalks over swampland. Rose finds a crashed ship with police tape on it. She sees a strange rainbow colored cube nearby and takes it home with her. On the way back she sees Kat smoking weed outside. They smoke and chat a bit before kissing each other. After the kiss, the screen changes colors and fades out.</text:p>
      <text:p text:style-name="P61">They awake next to each other in a strange train station full of Orbwebs. They travel through the station before coming to a TV. They see a beautiful woman on the screen <text:span text:style-name="T2">that resembles Kat</text:span>, and when they touch it they fall into the tv and enter a mushroom world.</text:p>
      <text:p text:style-name="P61">After exploring a bit they are attacked by a parasite mushroom spider. They fight it off. They find an old woman who calls them both beautiful. She gives them a mushroom and they eat it and move to a floating island (TBD)</text:p>
      <text:h text:style-name="P66" text:outline-level="1" text:is-list-header="true">Characters</text:h>
      <text:p text:style-name="P44">ROSE:</text:p>
      <text:p text:style-name="P50">Transwoman who lives at home. She's under stress as most of her family does not accept her<text:span text:style-name="T32">. She has no friends until meeting Kat and falling in love with her.</text:span></text:p>
      <text:p text:style-name="P44"/>
      <text:p text:style-name="P44">KAT:</text:p>
      <text:p text:style-name="P49">Egg. <text:span text:style-name="T39">Recently m</text:span>oved in next to Rose. <text:span text:style-name="T31">Sweet and caring. Through the game she discover herself</text:span><text:span text:style-name="T32">, and gains the power to stand up to her father</text:span><text:span text:style-name="T40"> and face her self blame for her mother's death.</text:span></text:p>
      <text:p text:style-name="P44"/>
      <text:p text:style-name="P48">KAT'S <text:span text:style-name="T29">FATHER</text:span></text:p>
      <text:p text:style-name="P49">Drinks all day to cope with the loss of his wife. Abusive to Kat.</text:p>
      <text:p text:style-name="P49"/>
      <text:p text:style-name="P56">KAT'S MOTHER</text:p>
      <text:p text:style-name="P56">Drowned in a pool in front of Kat. She was loved by everyone. Her spirit appears at the end and she tells Kat how much she loves her.</text:p>
      <text:p text:style-name="P44"/>
      <text:p text:style-name="P44">ROSE'S MOTHER</text:p>
      <text:p text:style-name="P50">Transphobic. Will never see her daughter<text:span text:style-name="T30"> as she is.</text:span><text:span text:style-name="T33"> She is always putting on an front of kindness to look good in front of others.</text:span></text:p>
      <text:p text:style-name="P44"/>
      <text:p text:style-name="P44">ROSE'S<text:span text:style-name="T32"> YOUNGER</text:span> SISTER</text:p>
      <text:p text:style-name="P50">Loves and looks up to Rose, but does slip up.<text:span text:style-name="T34"> She enjoys playing games with Rose.</text:span></text:p>
      <text:p text:style-name="P44"/>
      <text:p text:style-name="P44">ROSE'S <text:span text:style-name="T32">OLDER </text:span>BROTHER</text:p>
      <text:p text:style-name="P50"><text:span text:style-name="T30">Has boyfriend. </text:span>Often aloof. Works at a sex store and doesn't get along with rest of family<text:span text:style-name="T30">, aside from Rose. Rides a motorcycle.</text:span></text:p>
      <text:p text:style-name="P44"/>
      <text:p text:style-name="P44">ORBWEBS</text:p>
      <text:p text:style-name="P50">Beings who see into people, and the branching paths of the future. They live in the subway stations that people forgot.</text:p>
      <text:p text:style-name="P50"/>
      <text:p text:style-name="P51"><text:soft-page-break/>MUSHROOM SPIDERS</text:p>
      <text:p text:style-name="P52">They feed on the fear of the unk<text:span text:style-name="T45">n</text:span>own. They live in caves full of mushrooms. As they age, the mushrooms have more control over them.</text:p>
      <text:p text:style-name="P52"/>
      <text:p text:style-name="P53">SHATTERED MIRRORS</text:p>
      <text:p text:style-name="P54">Beings made of broken mirrors. They reflect a person's inner self<text:span text:style-name="T34">. T</text:span><text:span text:style-name="T32">he person</text:span> will <text:span text:style-name="T34">often </text:span>be terrified by what they see<text:span text:style-name="T38">, but they can also bring great joy, affirmation, and healing.</text:span></text:p>
      <text:p text:style-name="P54"/>
      <text:p text:style-name="P55">DREAM EATERS</text:p>
      <text:p text:style-name="P55">They live in the darkness inside everyone. One of the few purely evil beings in the universe, they magnify fears and insecurities to inflict pain on others. They take the shape<text:span text:style-name="T35">s</text:span> of <text:span text:style-name="T35">fears</text:span>. When confronted directly, they will<text:span text:style-name="T35"> change forms to another fear. Rose sees her often absent father, her mother, and a police officer.</text:span><text:span text:style-name="T37"> </text:span><text:span text:style-name="T35">Kat sees her father</text:span><text:span text:style-name="T37"> and her </text:span><text:span text:style-name="T36">dead mother</text:span><text:span text:style-name="T37">. Together they confront them and the last form of the dreameaters is themselves.</text:span></text:p>
      <text:h text:style-name="P67" text:outline-level="1">ENCOUNTER SYSTEM</text:h>
      <text:p text:style-name="P59">pins allow use of attacks and boost stats</text:p>
      <text:p text:style-name="P58">Stats:</text:p>
      <text:list text:style-name="L1">
        <text:list-item>
          <text:p text:style-name="P73">life<text:span text:style-name="T47"> </text:span><text:span text:style-name="T48">(</text:span><text:span text:style-name="T47">health</text:span><text:span text:style-name="T48">)</text:span></text:p>
        </text:list-item>
        <text:list-item>
          <text:p text:style-name="P73">psi<text:span text:style-name="T47"> </text:span><text:span text:style-name="T48">(</text:span><text:span text:style-name="T49">attack</text:span><text:span text:style-name="T48">)</text:span></text:p>
        </text:list-item>
        <text:list-item>
          <text:p text:style-name="P73">mind<text:span text:style-name="T47"> </text:span><text:span text:style-name="T48">(</text:span><text:span text:style-name="T49">defense</text:span><text:span text:style-name="T48">)</text:span></text:p>
        </text:list-item>
        <text:list-item>
          <text:p text:style-name="P75">speed (turn initative)</text:p>
        </text:list-item>
        <text:list-item>
          <text:p text:style-name="P76">empathy (ability to calm enemies)</text:p>
        </text:list-item>
      </text:list>
      <text:p text:style-name="P57"><text:span text:style-name="T47">S</text:span>kills:</text:p>
      <text:list text:style-name="L2">
        <text:list-item>
          <text:p text:style-name="P74">S<text:span text:style-name="T46">tat</text:span>+</text:p>
        </text:list-item>
        <text:list-item>
          <text:p text:style-name="P78">Attacks (psi <text:span text:style-name="T49">spark</text:span>/earth/fire/<text:span text:style-name="T49">water)</text:span></text:p>
        </text:list-item>
      </text:list>
      <text:p text:style-name="P59">exp gained:</text:p>
      <text:list text:style-name="L3">
        <text:list-item>
          <text:p text:style-name="P77">life: damage received/2</text:p>
        </text:list-item>
        <text:list-item>
          <text:p text:style-name="P77">psi, mind: attack*4</text:p>
        </text:list-item>
        <text:list-item>
          <text:p text:style-name="P77">speed: <text:span text:style-name="T50">battle*random 3-5</text:span></text:p>
        </text:list-item>
        <text:list-item>
          <text:p text:style-name="P77">empathy: successful talk * 4, usage*2</text:p>
        </text:list-item>
      </text:list>
      <text:p text:style-name="P59">pins and stats gain experience per usage/stat being used</text:p>
      <text:p text:style-name="P59">level^2 = ex<text:span text:style-name="T51">p</text:span></text:p>
      <text:p text:style-name="P59"/>
      <text:p text:style-name="P60">MENUS:</text:p>
      <text:p text:style-name="P60">main &gt; pin/talk/item/run</text:p>
      <text:p text:style-name="P60">pin &gt; choose &gt; <text:s/>next turn/main</text:p>
      <text:p text:style-name="P60">talk &gt; answer &gt; next turn</text:p>
      <text:p text:style-name="P60">item &gt; choose &gt; use/main</text:p>
      <text:p text:style-name="P60">run &gt; confirm &gt; run/main</text:p>
      <text:h text:style-name="P68" text:outline-level="1">MECHANICS</text:h>
      <text:h text:style-name="P79" text:outline-level="1">Various ideas</text:h>
      <text:list text:style-name="L4">
        <text:list-item>
          <text:h text:style-name="P80" text:outline-level="1">"talk" system where you can peacefully end encounters</text:h>
        </text:list-item>
        <text:list-item>
          <text:h text:style-name="P80" text:outline-level="1">mind, health, psi, strength, and spirit stats. Mind and Health are both hps, if either one goes down the character/enemy will be defeated. Psi is mp. Strength determines physical power and accuracy and spirit determines skill power and success rate</text:h>
        </text:list-item>
        <text:list-item>
          <text:h text:style-name="P80" text:outline-level="1">All stats are fully restored after battle</text:h>
        </text:list-item>
        <text:list-item>
          <text:h text:style-name="P80" text:outline-level="1">If defeated in battle, the player is warped back to last save point with no other penalty</text:h>
        </text:list-item>
        <text:list-item>
          <text:h text:style-name="P80" text:outline-level="1">Saving is done through Quicksave and Save Points</text:h>
        </text:list-item>
        <text:list-item>
          <text:h text:style-name="P80" text:outline-level="1">I like the idea of dice rolls but idk how to implement</text:h>
        </text:list-item>
        <text:list-item>
          <text:h text:style-name="P80" text:outline-level="1">Customize appearance??? (can be done at later point, is a lot of graphics to draw)</text:h>
        </text:list-item>
        <text:list-item>
          <text:h text:style-name="P80" text:outline-level="1">Battles are shown by sprites on the overworld, maybe like a shining star icon? At least until I draw more graphics</text:h>
        </text:list-item>
        <text:list-item>
          <text:h text:style-name="P80" text:outline-level="1">Quitting game has option to quit to title or quit game. when game is quit, show the smiley face and play the "mundane" song</text:h>
        </text:list-item>
        <text:list-item>
          <text:h text:style-name="P80" text:outline-level="1">Equipment takes the form of bottle cap pins that give bonuses and teach skills, meaning each skill or bonus gains exp and is mastered after a certain number of steps or battles?</text:h>
        </text:list-item>
        <text:list-item>
          <text:h text:style-name="P80" text:outline-level="1">Palette random modification (within a small amount) instead of flashing</text:h>
        </text:list-item>
        <text:list-item>
          <text:h text:style-name="P80" text:outline-level="1">Battle system will be black/white with status boxes for heroes, a turn order, and a colored sprite for the enemy. Use sine distortion effects on the backgrounds. (god I need palette cycling)</text:h>
        </text:list-item>
        <text:list-item>
          <text:h text:style-name="P80" text:outline-level="1">Enemy sprites might be animated, will use walkabout sprites to give myself that option. They will have a double outline of black and white.</text:h>
        </text:list-item>
        <text:list-item>
          <text:h text:style-name="P80" text:outline-level="1">Border around screen like OG dream adventure wip</text:h>
        </text:list-item>
      </text:list>
      <text:h text:style-name="P65" text:outline-level="1">Worlds</text:h>
      <text:list text:style-name="L5">
        <text:list-item>
          <text:p text:style-name="P81">Subway Station</text:p>
        </text:list-item>
        <text:list-item>
          <text:p text:style-name="P82">Glass Castle</text:p>
        </text:list-item>
        <text:list-item>
          <text:p text:style-name="P83">Mushroom<text:span text:style-name="T27"> </text:span><text:span text:style-name="T28">and Webs</text:span></text:p>
        </text:list-item>
        <text:list-item>
          <text:p text:style-name="P81">Floating Island</text:p>
        </text:list-item>
        <text:list-item>
          <text:p text:style-name="P81">Dark World (red/black, very dream-ish<text:span text:style-name="T41">)</text:span></text:p>
        </text:list-item>
        <text:list-item>
          <text:p text:style-name="P84">Starland<text:span text:style-name="T42">, the in-between land</text:span><text:span text:style-name="T43">. Known as Limbo to </text:span><text:span text:style-name="T44">most.</text:span></text:p>
        </text:list-item>
        <text:list-item>
          <text:p text:style-name="P85">space station</text:p>
        </text:list-item>
        <text:list-item>
          <text:p text:style-name="P85">alien slums/rave club</text:p>
        </text:list-item>
        <text:list-item>
          <text:p text:style-name="P85">underwater palace</text:p>
        </text:list-item>
        <text:list-item>
          <text:p text:style-name="P85">SKY lab tower</text:p>
        </text:list-item>
        <text:list-item>
          <text:p text:style-name="P85">flower field</text:p>
        </text:list-item>
        <text:list-item>
          <text:p text:style-name="P85">alternate reality starting town</text:p>
        </text:list-item>
      </text:list>
      <text:h text:style-name="P63" text:outline-level="1">Various Ideas</text:h>
      <text:p text:style-name="P1">Deadnames are displayed as glitch characters. <text:span text:style-name="T1">Rose</text:span> deals with family similar to my own. <text:span text:style-name="T1">Rose finds an alien artifact. Kat and Rose kiss and they start hopping worlds after the alien artifact reacts to their emotions. They have the choice to never go back to earth and stay in any of the worlds or to go back home. Party dialogue between them.</text:span></text:p>
      <text:h text:style-name="P69" text:outline-level="1"/>
      <text:h text:style-name="P70" text:outline-level="1">Music Notes</text:h>
      <text:p text:style-name="P38">HOME <text:span text:style-name="T18">BITTERSWEET HOME</text:span><text:span text:style-name="T21"> (Rose's home)</text:span></text:p>
      <text:p text:style-name="P38">a# &gt; d f a# | a &gt; d f a</text:p>
      <text:p text:style-name="P38"/>
      <text:p text:style-name="P43">DAYDREAMING DAISY (Rose<text:span text:style-name="T22"> and Kat's</text:span> motif)</text:p>
      <text:p text:style-name="P38">e f a &gt; c &lt; e f a | a a# &gt; d f <text:s/>a &lt; a a#</text:p>
      <text:p text:style-name="P38"/>
      <text:p text:style-name="P45">STARS CROSS PATHS (rose goes to take gift to rose)</text:p>
      <text:p text:style-name="P46">a# &gt; d e a | a &gt; c# e g | g a# &gt; d f | <text:span text:style-name="T17"><text:s/>f a &gt; c e</text:span></text:p>
      <text:p text:style-name="P46"/>
      <text:p text:style-name="P42">MOONS IN LOVE<text:span text:style-name="T21"> (love motif)</text:span></text:p>
      <text:p text:style-name="P45">e f a e f a e f a e f a | a# a d <text:s/>a# a d <text:s/>a# a d <text:s/>a# a d <text:s/></text:p>
      <text:p text:style-name="P47">f a &gt; c e | a a# &gt; d f </text:p>
      <text:p text:style-name="P47"/>
      <text:p text:style-name="P39">THE MUNDANE<text:span text:style-name="T21"> (</text:span><text:span text:style-name="T25">close screen</text:span><text:span text:style-name="T21">)</text:span></text:p>
      <text:p text:style-name="P39">f a &gt; c<text:span text:style-name="T19"> </text:span>| f a<text:span text:style-name="T20">#</text:span> &gt; c#</text:p>
      <text:p text:style-name="P39"/>
      <text:p text:style-name="P39">FROM THE STARS<text:span text:style-name="T21"> (spacy motif)</text:span></text:p>
      <text:p text:style-name="P39">d f# a | d f a#</text:p>
      <text:p text:style-name="P39"/>
      <text:p text:style-name="P40">NOTHING IS OKAY<text:span text:style-name="T21"> (</text:span><text:span text:style-name="T22">distressed</text:span><text:span text:style-name="T24"> dinner</text:span><text:span text:style-name="T22"> motif)</text:span></text:p>
      <text:p text:style-name="P41">d f a | c# f a</text:p>
      <text:p text:style-name="P38"/>
      <text:p text:style-name="P38"/>
      <text:h text:style-name="P71" text:outline-level="1">PROLOGUE</text:h>
      <text:p text:style-name="P37"/>
      <text:p text:style-name="P3">GIFT FOR NEW NEIGHBORS</text:p>
      <text:p text:style-name="P4">mother:<text:span text:style-name="T3"> [</text:span><text:span text:style-name="T4">r</text:span><text:span text:style-name="T3">glitch] dear, take this bread and jam the new neighbors next door.</text:span></text:p>
      <text:p text:style-name="P4">rose:<text:span text:style-name="T3"> That's... that's not my name.</text:span></text:p>
      <text:p text:style-name="P4">mother:<text:span text:style-name="T3"> Thanks for doing this for me, [</text:span><text:span text:style-name="T4">r</text:span><text:span text:style-name="T3">glitch].</text:span></text:p>
      <text:p text:style-name="P4">rose:<text:span text:style-name="T3"> ...</text:span></text:p>
      <text:p text:style-name="P22"/>
      <text:p text:style-name="P22">MEETING KAT</text:p>
      <text:p text:style-name="P4">[rose knocks]</text:p>
      <text:p text:style-name="P4">kat:<text:span text:style-name="T3"> Who are you?</text:span></text:p>
      <text:p text:style-name="P4">rose:<text:span text:style-name="T3"> </text:span><text:span text:style-name="T12">H-Hi. </text:span><text:span text:style-name="T3">I'm... I live next door. my mom asked me to bring some bread and shit to you.</text:span></text:p>
      <text:p text:style-name="P4">kat:<text:span text:style-name="T3"> Ah... My names [</text:span><text:span text:style-name="T4">k</text:span><text:span text:style-name="T3">glitch]</text:span></text:p>
      <text:p text:style-name="P4">rose: <text:span text:style-name="T3">I'm Rose.</text:span></text:p>
      <text:p text:style-name="P4">kat: <text:span text:style-name="T3"><text:s/>You're...</text:span></text:p>
      <text:p text:style-name="P4">rose: <text:span text:style-name="T3">...</text:span></text:p>
      <text:p text:style-name="P4">kat:<text:span text:style-name="T3"> Rose. I like that name.</text:span></text:p>
      <text:p text:style-name="P4">rose:<text:span text:style-name="T3"> ...</text:span></text:p>
      <text:p text:style-name="P4">rose:<text:span text:style-name="T3"> Thanks. I like it too.</text:span></text:p>
      <text:p text:style-name="P4">kat:<text:span text:style-name="T3"> Anyways... You should go... My dad's not good and he might be up soon. Sorry.</text:span></text:p>
      <text:p text:style-name="P4">rose:<text:span text:style-name="T3"> Mmk. Bye... it was nice to meet you.</text:span></text:p>
      <text:p text:style-name="P4">kat:<text:span text:style-name="T3"> Yeah. You too.</text:span></text:p>
      <text:p text:style-name="P4">kat:<text:span text:style-name="T3"> And Rose? </text:span><text:span text:style-name="T5">T</text:span><text:span text:style-name="T3">hanks for the bread. You're... you're nice.</text:span></text:p>
      <text:p text:style-name="P22"/>
      <text:p text:style-name="P21">GAMES AND DINNER</text:p>
      <text:p text:style-name="P5">lu: <text:span text:style-name="T3">Hey [rglitch] do you wanna play games?</text:span></text:p>
      <text:p text:style-name="P5">rose: <text:span text:style-name="T3">...</text:span></text:p>
      <text:p text:style-name="P5">lu: O<text:span text:style-name="T3">h sorry, I mean... Rose... Wanna play the MES with me?</text:span></text:p>
      <text:p text:style-name="P21">YES: CONTINUE // NO: JUMP TO NO</text:p>
      <text:p text:style-name="P5"><text:soft-page-break/>rose: <text:span text:style-name="T3">Sure Lu.</text:span></text:p>
      <text:p text:style-name="P5">lu:<text:span text:style-name="T3"> Yaaay!</text:span></text:p>
      <text:p text:style-name="P21">(screen fades out)</text:p>
      <text:p text:style-name="P5">mother:<text:span text:style-name="T3"> Lucille, [rglitch], it's time for dinner!</text:span></text:p>
      <text:p text:style-name="P23">(player walks out and event walks Rose to the table)</text:p>
      <text:p text:style-name="P6">sean:<text:span text:style-name="T3"> Hey Rose.</text:span></text:p>
      <text:p text:style-name="P6">mother:<text:span text:style-name="T3"> ...</text:span></text:p>
      <text:p text:style-name="P6">lu:<text:span text:style-name="T3"> Ooo this pasta looks yummy!</text:span></text:p>
      <text:p text:style-name="P6">rose:<text:span text:style-name="T3"> I... don't feel so...</text:span></text:p>
      <text:p text:style-name="P23">(screen fades out)</text:p>
      <text:p text:style-name="P24">NO</text:p>
      <text:p text:style-name="P7">rose:<text:span text:style-name="T3"> I need to lay down, sorry Lu.</text:span></text:p>
      <text:p text:style-name="P7">lu:<text:span text:style-name="T3"> Awww...</text:span></text:p>
      <text:p text:style-name="P24">(Rose goes to bed and screen fades out)</text:p>
      <text:p text:style-name="P7">someone: <text:span text:style-name="T3">???????</text:span></text:p>
      <text:p text:style-name="P7">rose: <text:span text:style-name="T3">mm...</text:span></text:p>
      <text:p text:style-name="P7">mother:<text:span text:style-name="T3"> [rglitch]! it's time for dinner!</text:span></text:p>
      <text:p text:style-name="P7">Rose:<text:span text:style-name="T3"> …<text:line-break/></text:span></text:p>
      <text:p text:style-name="P24">AWAKE IN THE NIGHT</text:p>
      <text:p text:style-name="P7">rose:<text:span text:style-name="T3"> mmm...</text:span></text:p>
      <text:p text:style-name="P24">(screen fades in)</text:p>
      <text:p text:style-name="P7">rose:<text:span text:style-name="T3"> My head...</text:span></text:p>
      <text:p text:style-name="P24"/>
      <text:p text:style-name="P24">THE ARTIFACT</text:p>
      <text:p text:style-name="P25">a cube glimmers in every color at once</text:p>
      <text:p text:style-name="P7">rose:<text:span text:style-name="T3"> </text:span><text:span text:style-name="T6">What's this feeling? This thing is... calling to me?</text:span></text:p>
      <text:p text:style-name="P25">(image of rose holding the artifact)</text:p>
      <text:p text:style-name="P25"/>
      <text:p text:style-name="P26"/>
      <text:p text:style-name="P8"><text:soft-page-break/><text:span text:style-name="T3">SMOKING WITH FRIEND</text:span><text:span text:style-name="T7">... OR SOMETHING MORE</text:span><text:span text:style-name="T8">?</text:span></text:p>
      <text:p text:style-name="P30">(kat is sitting outside</text:p>
      <text:p text:style-name="P8"><text:span text:style-name="T16">kat:</text:span><text:span text:style-name="T7"> Hey Rose.</text:span></text:p>
      <text:p text:style-name="P9">rose:<text:span text:style-name="T3"> Hey [kglitch]!</text:span></text:p>
      <text:p text:style-name="P9">kat:<text:span text:style-name="T3"> Do you wanna smoke some green?</text:span></text:p>
      <text:p text:style-name="P9">rose: <text:span text:style-name="T3">...</text:span></text:p>
      <text:p text:style-name="P9">rose: <text:span text:style-name="T3">sure why the fuck not.</text:span></text:p>
      <text:p text:style-name="P30">(rose walks to kat and faces her)</text:p>
      <text:p text:style-name="P30">(image of kat lighting a bowl for rose)</text:p>
      <text:p text:style-name="P9">rose:<text:span text:style-name="T3"> ... mmm...</text:span></text:p>
      <text:p text:style-name="P9">kat:<text:span text:style-name="T3"> Life's a bitch.</text:span></text:p>
      <text:p text:style-name="P9">rose:<text:span text:style-name="T3"> Yeah.</text:span></text:p>
      <text:p text:style-name="P9">kat:<text:span text:style-name="T3"> My dad pissed in the laundry. What a fuckup, right?</text:span></text:p>
      <text:p text:style-name="P9">rose:<text:span text:style-name="T3"> </text:span><text:span text:style-name="T8">M</text:span><text:span text:style-name="T3">m...</text:span></text:p>
      <text:p text:style-name="P9">kat:<text:span text:style-name="T3"> ...</text:span></text:p>
      <text:p text:style-name="P9">kat:<text:span text:style-name="T3"> The moon is so pretty tonight. Kinda makes you forget, y'know?</text:span></text:p>
      <text:p text:style-name="P9">rose:<text:span text:style-name="T3"> It is...</text:span></text:p>
      <text:p text:style-name="P9">kat: <text:span text:style-name="T3">Hey, Rose?</text:span></text:p>
      <text:p text:style-name="P9">rose: <text:span text:style-name="T3">Yeah?</text:span></text:p>
      <text:p text:style-name="P9">kat:<text:span text:style-name="T3"> You're..</text:span></text:p>
      <text:p text:style-name="P10">kat: <text:span text:style-name="T3">...</text:span></text:p>
      <text:p text:style-name="P10">rose:<text:span text:style-name="T3"> Mmm?</text:span></text:p>
      <text:p text:style-name="P10">kat:<text:span text:style-name="T3"> I think...</text:span></text:p>
      <text:p text:style-name="P10">kat:<text:span text:style-name="T3"> I think you're kinda... pretty too.</text:span></text:p>
      <text:p text:style-name="P10">rose:<text:span text:style-name="T3"> But I- I'm a-</text:span></text:p>
      <text:p text:style-name="P10">kat:<text:span text:style-name="T3"> I mean... I'm sorry.</text:span></text:p>
      <text:p text:style-name="P10">rose:<text:span text:style-name="T3"> ...</text:span></text:p>
      <text:p text:style-name="P10">rose: <text:span text:style-name="T3">No... I think... you're kinda pre- I mean... I like you too.</text:span></text:p>
      <text:p text:style-name="P10">kat: <text:span text:style-name="T3">...</text:span></text:p>
      <text:p text:style-name="P10">rose:<text:span text:style-name="T3"> ...</text:span></text:p>
      <text:p text:style-name="P27"><text:soft-page-break/>(image of kat kissing rose gently)</text:p>
      <text:p text:style-name="P10">kat: <text:span text:style-name="T3">I'm sorry... we just met... God I'm sorry.</text:span></text:p>
      <text:p text:style-name="P10">rose:<text:span text:style-name="T3"> no...</text:span></text:p>
      <text:p text:style-name="P10">kat: <text:span text:style-name="T3">I'm sorry.</text:span></text:p>
      <text:p text:style-name="P10">rose:<text:span text:style-name="T3"> No... it's okay. I liked it. I've... just never been kissed before.</text:span></text:p>
      <text:p text:style-name="P10">kat:<text:span text:style-name="T3"> ...</text:span></text:p>
      <text:p text:style-name="P10">rose: <text:span text:style-name="T3">I really liked it...</text:span></text:p>
      <text:p text:style-name="P10">kat:<text:span text:style-name="T3"> Me too. You're so pretty.</text:span></text:p>
      <text:p text:style-name="P10">rose: <text:span text:style-name="T3">...</text:span></text:p>
      <text:p text:style-name="P27">(image of them kissing each other more passionately than before)</text:p>
      <text:p text:style-name="P27"/>
      <text:p text:style-name="P27">THE END OF THE MUNDANE</text:p>
      <text:p text:style-name="P10">rose: <text:span text:style-name="T3">I... what's this feeling?</text:span></text:p>
      <text:p text:style-name="P27">(screen colors become glitchy for a second)</text:p>
      <text:p text:style-name="P10">kit: <text:span text:style-name="T3">Rose, a-are you okay?</text:span></text:p>
      <text:p text:style-name="P10">rose: <text:span text:style-name="T3">I'm...</text:span></text:p>
      <text:p text:style-name="P27">(screen flashes colors again)</text:p>
      <text:p text:style-name="P10">kit:<text:span text:style-name="T3"> ..... ????</text:span></text:p>
      <text:p text:style-name="P27">(screen fades out)</text:p>
      <text:p text:style-name="P27"/>
      <text:p text:style-name="P31">PIGS</text:p>
      <text:p text:style-name="P13">rose:<text:span text:style-name="T3"> ...</text:span></text:p>
      <text:p text:style-name="P32"><text:span text:style-name="T23">cop: </text:span>Nothing's here, kid. Piss off.</text:p>
      <text:p text:style-name="P13"/>
      <text:p text:style-name="P13">cop:<text:span text:style-name="T3"> You shouldn't be here mister.</text:span></text:p>
      <text:p text:style-name="P13">rose:<text:span text:style-name="T3"> I'm not...</text:span></text:p>
      <text:p text:style-name="P13">rose: <text:span text:style-name="T3">...</text:span></text:p>
      <text:p text:style-name="P13">rose:<text:span text:style-name="T3"> Nevermind.</text:span></text:p>
      <text:p text:style-name="P13">cop:<text:span text:style-name="T3"> Go on home.</text:span></text:p>
      <text:p text:style-name="P32"/>
      <text:h text:style-name="P72" text:outline-level="1">ACT 1: BEYOND THE MUNDANE</text:h>
      <text:p text:style-name="P27"/>
      <text:p text:style-name="P27">THE TRAIN</text:p>
      <text:p text:style-name="P27">(screen fades in, and kat and rose are in a train)</text:p>
      <text:p text:style-name="P10">kat:<text:span text:style-name="T3"> Where... where are we?</text:span></text:p>
      <text:p text:style-name="P10">rose:<text:span text:style-name="T3"> I- I don't know... Are you okay [kglitch]?</text:span></text:p>
      <text:p text:style-name="P10">kat:<text:span text:style-name="T3"> Yeah. Are you okay?</text:span></text:p>
      <text:p text:style-name="P10">rose:<text:span text:style-name="T3"> My head... it feels...</text:span></text:p>
      <text:p text:style-name="P10">kat:<text:span text:style-name="T3"> Mmmm?</text:span></text:p>
      <text:p text:style-name="P10">rose:<text:span text:style-name="T3"> My head feels </text:span><text:span text:style-name="T9">okay</text:span><text:span text:style-name="T3">?</text:span></text:p>
      <text:p text:style-name="P10">kit: <text:span text:style-name="T15">...</text:span></text:p>
      <text:p text:style-name="P10">kit: <text:span text:style-name="T3">Well, I guess we should see where we are.</text:span></text:p>
      <text:p text:style-name="P33"/>
      <text:p text:style-name="P35">THE TV</text:p>
      <text:p text:style-name="P14">kat:<text:span text:style-name="T3"> What's this tv doing here? It's all static...</text:span></text:p>
      <text:p text:style-name="P14">rose:<text:span text:style-name="T3"> Mmmm...</text:span></text:p>
      <text:p text:style-name="P14">kat:<text:span text:style-name="T3"> Are you... okay?</text:span></text:p>
      <text:p text:style-name="P15">rose:<text:span text:style-name="T3"> I feel...</text:span></text:p>
      <text:p text:style-name="P15"><text:span text:style-name="T26">rose: ...</text:span><text:span text:style-name="T3">strange again...</text:span></text:p>
      <text:p text:style-name="P28">(screen colors become glitchy for a second)</text:p>
      <text:p text:style-name="P14">kat:<text:span text:style-name="T3"> </text:span><text:span text:style-name="T14">Huh? Your chest... it's glowing?</text:span></text:p>
      <text:p text:style-name="P17">rose: <text:span text:style-name="T3">...</text:span></text:p>
      <text:p text:style-name="P29">(screen fades out)</text:p>
      <text:p text:style-name="P33"/>
      <text:p text:style-name="P33">ORBWEB MISC</text:p>
      <text:p text:style-name="P12">kat: <text:span text:style-name="T3">Where are we?</text:span></text:p>
      <text:p text:style-name="P12"><text:span text:style-name="T3">orbweb: How </text:span><text:span text:style-name="T11">would</text:span><text:span text:style-name="T3"> you know where you are if you don't know what you are looking for, hmm?</text:span></text:p>
      <text:p text:style-name="P34"/>
      <text:p text:style-name="P11">orbweb: <text:span text:style-name="T3">hum hum.</text:span></text:p>
      <text:p text:style-name="P33"><text:soft-page-break/></text:p>
      <text:p text:style-name="P16">kat:<text:span text:style-name="T3"> Can you tell me where are we?</text:span></text:p>
      <text:p text:style-name="P16">orbweb: <text:span text:style-name="T3">I feel the more important question is... who are you?</text:span></text:p>
      <text:p text:style-name="P19">kat:<text:span text:style-name="T3"> I'm...</text:span></text:p>
      <text:p text:style-name="P20">kat:<text:span text:style-name="T3"> ...</text:span></text:p>
      <text:p text:style-name="P20">orbweb: <text:span text:style-name="T3">Hmm de hom.</text:span></text:p>
      <text:p text:style-name="P33"/>
      <text:p text:style-name="P11">orbweb: <text:span text:style-name="T10">Did something fall out? A hair, perhaps?</text:span><text:span text:style-name="T13"> Or maybe a memory...</text:span></text:p>
      <text:p text:style-name="P36"/>
      <text:p text:style-name="P18">orbweb:<text:span text:style-name="T3">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2T16:16:32.704000000</meta:creation-date>
    <dc:date>2024-04-03T12:52:24.197550981</dc:date>
    <meta:editing-duration>PT6H31M4S</meta:editing-duration>
    <meta:editing-cycles>103</meta:editing-cycles>
    <meta:generator>LibreOffice/24.2.1.2$Linux_X86_64 LibreOffice_project/420$Build-2</meta:generator>
    <meta:document-statistic meta:table-count="0" meta:image-count="0" meta:object-count="0" meta:page-count="15" meta:paragraph-count="243" meta:word-count="1996" meta:character-count="10423" meta:non-whitespace-character-count="8696"/>
  </office:meta>
</office:document-meta>
</file>